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827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0.9217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1539in" svg:y="3.3024in">
            <draw:object draw:notify-on-update-of-ranges="Sheet1.A2:Sheet1.A11 Sheet1.B1:Sheet1.B1 Sheet1.B2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Gn</text:p>
          </table:table-cell>
          <table:table-cell table:style-name="ce1" office:value-type="string" calcext:value-type="string">
            <text:p>Ht</text:p>
          </table:table-cell>
          <table:table-cell table:style-name="ce1"/>
          <table:table-cell table:style-name="ce1" office:value-type="string" calcext:value-type="string">
            <text:p>Mx2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E1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D2]*[.C2]" office:value-type="float" office:value="1000" calcext:value-type="float">
            <text:p>1000</text:p>
          </table:table-cell>
          <table:table-cell table:formula="of:=POWER([.D2];[.B2])" office:value-type="float" office:value="31622776601.6838" calcext:value-type="float">
            <text:p>31622776601.6838</text:p>
          </table:table-cell>
          <table:table-cell table:formula="of:=[.G2]/[.D2]" office:value-type="float" office:value="31622776.6016838" calcext:value-type="float">
            <text:p>31622776.601683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ird</text:p>
          </table:table-cell>
          <table:table-cell office:value-type="string" calcext:value-type="string">
            <text:p>invert</text:p>
          </table:table-cell>
          <table:table-cell table:number-columns-repeated="5"/>
          <table:table-cell office:value-type="string" calcext:value-type="string">
            <text:p>pow((Mx2-Y),Exp)</text:p>
          </table:table-cell>
          <table:table-cell office:value-type="string" calcext:value-type="string">
            <text:p>(D1-pow((Mx2-Y),Exp))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J4]/[.$H$2]" office:value-type="float" office:value="0" calcext:value-type="float">
            <text:p>0</text:p>
          </table:table-cell>
          <table:table-cell table:formula="of:=[.$F$2]-[.M4]" office:value-type="float" office:value="0" calcext:value-type="float">
            <text:p>0</text:p>
          </table:table-cell>
          <table:table-cell table:number-columns-repeated="5"/>
          <table:table-cell table:formula="of:=POWER(([.$F$2]-[.A4]);[.$B$2])" office:value-type="float" office:value="31622776601.6838" calcext:value-type="float">
            <text:p>31622776601.6838</text:p>
          </table:table-cell>
          <table:table-cell table:formula="of:=[.$G$2]-[.I4]" office:value-type="float" office:value="0" calcext:value-type="float">
            <text:p>0</text:p>
          </table:table-cell>
          <table:table-cell table:formula="of:=[.B4]*[.$H$2]" office:value-type="float" office:value="0" calcext:value-type="float">
            <text:p>0</text:p>
          </table:table-cell>
          <table:table-cell table:formula="of:=[.$G$2]-[.K4]" office:value-type="float" office:value="31622776601.6838" calcext:value-type="float">
            <text:p>31622776601.6838</text:p>
          </table:table-cell>
          <table:table-cell table:formula="of:=POWER([.L4];1/[.$B$2])" office:value-type="float" office:value="1000" calcext:value-type="float">
            <text:p>1000</text:p>
          </table:table-cell>
          <table:table-cell table:formula="of:=[.M4]-[.$F$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J5]/[.$H$2]" office:value-type="float" office:value="34.5646847628838" calcext:value-type="float">
            <text:p>34.5646847628838</text:p>
          </table:table-cell>
          <table:table-cell table:formula="of:=[.$F$2]-[.M5]" office:value-type="float" office:value="10.0000000000003" calcext:value-type="float">
            <text:p>10.0000000000003</text:p>
          </table:table-cell>
          <table:table-cell table:number-columns-repeated="5"/>
          <table:table-cell table:formula="of:=POWER(([.$F$2]-[.A5]);[.$B$2])" office:value-type="float" office:value="30529745297.1195" calcext:value-type="float">
            <text:p>30529745297.1195</text:p>
          </table:table-cell>
          <table:table-cell table:formula="of:=[.$G$2]-[.I5]" office:value-type="float" office:value="1093031304.5643" calcext:value-type="float">
            <text:p>1093031304.5643</text:p>
          </table:table-cell>
          <table:table-cell table:formula="of:=[.B5]*[.$H$2]" office:value-type="float" office:value="1093031304.5643" calcext:value-type="float">
            <text:p>1093031304.5643</text:p>
          </table:table-cell>
          <table:table-cell table:formula="of:=[.$G$2]-[.K5]" office:value-type="float" office:value="30529745297.1195" calcext:value-type="float">
            <text:p>30529745297.1195</text:p>
          </table:table-cell>
          <table:table-cell table:formula="of:=POWER([.L5];1/[.$B$2])" office:value-type="float" office:value="990" calcext:value-type="float">
            <text:p>990</text:p>
          </table:table-cell>
          <table:table-cell table:formula="of:=[.M5]-[.$F$2]" office:value-type="float" office:value="-10.0000000000003" calcext:value-type="float">
            <text:p>-10.0000000000003</text:p>
          </table:table-cell>
          <table:table-cell table:number-columns-repeated="1010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J6]/[.$H$2]" office:value-type="float" office:value="84.7996976072637" calcext:value-type="float">
            <text:p>84.7996976072637</text:p>
          </table:table-cell>
          <table:table-cell table:formula="of:=[.$F$2]-[.M6]" office:value-type="float" office:value="25.0000000000003" calcext:value-type="float">
            <text:p>25.0000000000003</text:p>
          </table:table-cell>
          <table:table-cell table:number-columns-repeated="5"/>
          <table:table-cell table:formula="of:=POWER(([.$F$2]-[.A6]);[.$B$2])" office:value-type="float" office:value="28941174708.359" calcext:value-type="float">
            <text:p>28941174708.359</text:p>
          </table:table-cell>
          <table:table-cell table:formula="of:=[.$G$2]-[.I6]" office:value-type="float" office:value="2681601893.32484" calcext:value-type="float">
            <text:p>2681601893.32484</text:p>
          </table:table-cell>
          <table:table-cell table:formula="of:=[.B6]*[.$H$2]" office:value-type="float" office:value="2681601893.32484" calcext:value-type="float">
            <text:p>2681601893.32484</text:p>
          </table:table-cell>
          <table:table-cell table:formula="of:=[.$G$2]-[.K6]" office:value-type="float" office:value="28941174708.359" calcext:value-type="float">
            <text:p>28941174708.359</text:p>
          </table:table-cell>
          <table:table-cell table:formula="of:=POWER([.L6];1/[.$B$2])" office:value-type="float" office:value="975" calcext:value-type="float">
            <text:p>975</text:p>
          </table:table-cell>
          <table:table-cell table:formula="of:=[.M6]-[.$F$2]" office:value-type="float" office:value="-25.0000000000003" calcext:value-type="float">
            <text:p>-25.0000000000003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J7]/[.$H$2]" office:value-type="float" office:value="164.334219861941" calcext:value-type="float">
            <text:p>164.334219861941</text:p>
          </table:table-cell>
          <table:table-cell table:formula="of:=[.$F$2]-[.M7]" office:value-type="float" office:value="50.0000000000003" calcext:value-type="float">
            <text:p>50.0000000000003</text:p>
          </table:table-cell>
          <table:table-cell table:number-columns-repeated="5"/>
          <table:table-cell table:formula="of:=POWER(([.$F$2]-[.A7]);[.$B$2])" office:value-type="float" office:value="26426072278.9776" calcext:value-type="float">
            <text:p>26426072278.9776</text:p>
          </table:table-cell>
          <table:table-cell table:formula="of:=[.$G$2]-[.I7]" office:value-type="float" office:value="5196704322.70616" calcext:value-type="float">
            <text:p>5196704322.70616</text:p>
          </table:table-cell>
          <table:table-cell table:formula="of:=[.B7]*[.$H$2]" office:value-type="float" office:value="5196704322.70616" calcext:value-type="float">
            <text:p>5196704322.70616</text:p>
          </table:table-cell>
          <table:table-cell table:formula="of:=[.$G$2]-[.K7]" office:value-type="float" office:value="26426072278.9776" calcext:value-type="float">
            <text:p>26426072278.9776</text:p>
          </table:table-cell>
          <table:table-cell table:formula="of:=POWER([.L7];1/[.$B$2])" office:value-type="float" office:value="950" calcext:value-type="float">
            <text:p>950</text:p>
          </table:table-cell>
          <table:table-cell table:formula="of:=[.M7]-[.$F$2]" office:value-type="float" office:value="-50.0000000000003" calcext:value-type="float">
            <text:p>-50.0000000000003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J8]/[.$H$2]" office:value-type="float" office:value="308.409875721175" calcext:value-type="float">
            <text:p>308.409875721175</text:p>
          </table:table-cell>
          <table:table-cell table:formula="of:=[.$F$2]-[.M8]" office:value-type="float" office:value="100" calcext:value-type="float">
            <text:p>100</text:p>
          </table:table-cell>
          <table:table-cell table:number-columns-repeated="5"/>
          <table:table-cell table:formula="of:=POWER(([.$F$2]-[.A8]);[.$B$2])" office:value-type="float" office:value="21870000000" calcext:value-type="float">
            <text:p>21870000000</text:p>
          </table:table-cell>
          <table:table-cell table:formula="of:=[.$G$2]-[.I8]" office:value-type="float" office:value="9752776601.68379" calcext:value-type="float">
            <text:p>9752776601.68379</text:p>
          </table:table-cell>
          <table:table-cell table:formula="of:=[.B8]*[.$H$2]" office:value-type="float" office:value="9752776601.68379" calcext:value-type="float">
            <text:p>9752776601.68379</text:p>
          </table:table-cell>
          <table:table-cell table:formula="of:=[.$G$2]-[.K8]" office:value-type="float" office:value="21870000000" calcext:value-type="float">
            <text:p>21870000000</text:p>
          </table:table-cell>
          <table:table-cell table:formula="of:=POWER([.L8];1/[.$B$2])" office:value-type="float" office:value="900" calcext:value-type="float">
            <text:p>900</text:p>
          </table:table-cell>
          <table:table-cell table:formula="of:=[.M8]-[.$F$2]" office:value-type="float" office:value="-100" calcext:value-type="float">
            <text:p>-100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J9]/[.$H$2]" office:value-type="float" office:value="634.64553277844" calcext:value-type="float">
            <text:p>634.64553277844</text:p>
          </table:table-cell>
          <table:table-cell table:formula="of:=[.$F$2]-[.M9]" office:value-type="float" office:value="250" calcext:value-type="float">
            <text:p>250</text:p>
          </table:table-cell>
          <table:table-cell table:number-columns-repeated="5"/>
          <table:table-cell table:formula="of:=POWER(([.$F$2]-[.A9]);[.$B$2])" office:value-type="float" office:value="11553522697.3746" calcext:value-type="float">
            <text:p>11553522697.3746</text:p>
          </table:table-cell>
          <table:table-cell table:formula="of:=[.$G$2]-[.I9]" office:value-type="float" office:value="20069253904.3092" calcext:value-type="float">
            <text:p>20069253904.3092</text:p>
          </table:table-cell>
          <table:table-cell table:formula="of:=[.B9]*[.$H$2]" office:value-type="float" office:value="20069253904.3092" calcext:value-type="float">
            <text:p>20069253904.3092</text:p>
          </table:table-cell>
          <table:table-cell table:formula="of:=[.$G$2]-[.K9]" office:value-type="float" office:value="11553522697.3746" calcext:value-type="float">
            <text:p>11553522697.3746</text:p>
          </table:table-cell>
          <table:table-cell table:formula="of:=POWER([.L9];1/[.$B$2])" office:value-type="float" office:value="750" calcext:value-type="float">
            <text:p>750</text:p>
          </table:table-cell>
          <table:table-cell table:formula="of:=[.M9]-[.$F$2]" office:value-type="float" office:value="-250" calcext:value-type="float">
            <text:p>-250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J10]/[.$H$2]" office:value-type="float" office:value="911.611652351682" calcext:value-type="float">
            <text:p>911.611652351682</text:p>
          </table:table-cell>
          <table:table-cell table:formula="of:=[.$F$2]-[.M10]" office:value-type="float" office:value="500" calcext:value-type="float">
            <text:p>500</text:p>
          </table:table-cell>
          <table:table-cell table:number-columns-repeated="5"/>
          <table:table-cell table:formula="of:=POWER(([.$F$2]-[.A10]);[.$B$2])" office:value-type="float" office:value="2795084971.87474" calcext:value-type="float">
            <text:p>2795084971.87474</text:p>
          </table:table-cell>
          <table:table-cell table:formula="of:=[.$G$2]-[.I10]" office:value-type="float" office:value="28827691629.8091" calcext:value-type="float">
            <text:p>28827691629.8091</text:p>
          </table:table-cell>
          <table:table-cell table:formula="of:=[.B10]*[.$H$2]" office:value-type="float" office:value="28827691629.8091" calcext:value-type="float">
            <text:p>28827691629.8091</text:p>
          </table:table-cell>
          <table:table-cell table:formula="of:=[.$G$2]-[.K10]" office:value-type="float" office:value="2795084971.87474" calcext:value-type="float">
            <text:p>2795084971.87474</text:p>
          </table:table-cell>
          <table:table-cell table:formula="of:=POWER([.L10];1/[.$B$2])" office:value-type="float" office:value="500" calcext:value-type="float">
            <text:p>500</text:p>
          </table:table-cell>
          <table:table-cell table:formula="of:=[.M10]-[.$F$2]" office:value-type="float" office:value="-500" calcext:value-type="float">
            <text:p>-500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J11]/[.$H$2]" office:value-type="float" office:value="1000" calcext:value-type="float">
            <text:p>1000</text:p>
          </table:table-cell>
          <table:table-cell table:formula="of:=[.$F$2]-[.M11]" office:value-type="float" office:value="1000" calcext:value-type="float">
            <text:p>1000</text:p>
          </table:table-cell>
          <table:table-cell table:number-columns-repeated="5"/>
          <table:table-cell table:formula="of:=POWER(([.$F$2]-[.A11]);[.$B$2])" office:value-type="float" office:value="0" calcext:value-type="float">
            <text:p>0</text:p>
          </table:table-cell>
          <table:table-cell table:formula="of:=[.$G$2]-[.I11]" office:value-type="float" office:value="31622776601.6838" calcext:value-type="float">
            <text:p>31622776601.6838</text:p>
          </table:table-cell>
          <table:table-cell table:formula="of:=[.B11]*[.$H$2]" office:value-type="float" office:value="31622776601.6838" calcext:value-type="float">
            <text:p>31622776601.6838</text:p>
          </table:table-cell>
          <table:table-cell table:formula="of:=[.$G$2]-[.K11]" office:value-type="float" office:value="0" calcext:value-type="float">
            <text:p>0</text:p>
          </table:table-cell>
          <table:table-cell table:formula="of:=POWER([.L11];1/[.$B$2])" office:value-type="float" office:value="0" calcext:value-type="float">
            <text:p>0</text:p>
          </table:table-cell>
          <table:table-cell table:formula="of:=[.M11]-[.$F$2]" office:value-type="float" office:value="-1000" calcext:value-type="float">
            <text:p>-1000</text:p>
          </table:table-cell>
          <table:table-cell table:number-columns-repeated="1010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9"/>
          <table:table-cell table:formula="of:=POWER(4;3)" office:value-type="float" office:value="64" calcext:value-type="float">
            <text:p>64</text:p>
          </table:table-cell>
          <table:table-cell table:formula="of:=POWER(64;0.3333)" office:value-type="float" office:value="3.99944552069002" calcext:value-type="float">
            <text:p>3.99944552069002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6T10:36:01.095751487</meta:creation-date>
    <dc:date>2023-08-30T13:03:01.733936687</dc:date>
    <meta:editing-duration>PT3H43M4S</meta:editing-duration>
    <meta:editing-cycles>3</meta:editing-cycles>
    <meta:generator>LibreOffice/7.3.7.2$Linux_X86_64 LibreOffice_project/30$Build-2</meta:generator>
    <meta:document-statistic meta:table-count="1" meta:cell-count="9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47cm" svg:y="4.201cm" style:legend-expansion="high" chart:style-name="ch2"/>
        <chart:plot-area chart:style-name="ch3" table:cell-range-address="Sheet1.A2:Sheet1.B11 Sheet1.B1:Sheet1.B1" chart:data-source-has-labels="row" svg:x="0.292cm" svg:y="0.125cm" svg:width="13.406cm" svg:height="8.639cm">
          <chart:coordinate-region svg:x="1.284cm" svg:y="0.324cm" svg:width="12.042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xp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2:Sheet1.A11</svg:desc>
                </draw:g>
              </table:table-cell>
              <table:table-cell office:value-type="float" office:value="3.5">
                <text:p>3.5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4.5646847628838">
                <text:p>34.56468476288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84.7996976072637">
                <text:p>84.79969760726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64.334219861941">
                <text:p>164.3342198619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308.409875721175">
                <text:p>308.4098757211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">
                <text:p>250</text:p>
              </table:table-cell>
              <table:table-cell office:value-type="float" office:value="634.64553277844">
                <text:p>634.645532778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911.611652351682">
                <text:p>911.6116523516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